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ik heb het verhaal van diegene in de klas kwam gehoord maar verder heb ik ook nog twee verhalen ge lezen over kinderen die moesten vluchten omdat ik graag daarover wou vertellen</text:p>
      <text:p text:style-name="Standaard"/>
      <text:p text:style-name="Standaard">over een kind die moest vluchten door oorlog maar helaas staat die volgens mij niet meer op het internet..</text:p>
      <text:p text:style-name="Standaard"/>
      <text:p text:style-name="Standaard">ik zou als ik het land uit moet vluchten, vluchten naar een land als engelland amerika of kanade omdat ik de taal ook al ken.</text:p>
      <text:p text:style-name="Standaard"/>
      <text:p text:style-name="Standaard">ik koos als meest inspiratie dit verhaal<text:s/><text:a xlink:href="https://www.vluchtelingenwerk.nl/persoonlijke-verhalen/vluchteling/malik-18-syri%C3%AB" office:target-frame-name="_top" xlink:show="replace"><text:span text:style-name="Hyperlink">https://www.vluchtelingenwerk.nl/persoonlijke-verhalen/vluchteling/malik-18-syri%C3%AB</text:span></text:a><text:s/>en verder heb ik het zelf een beetje bedach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edij@outlook.com</meta:initial-creator>
    <dc:creator>dariedij@outlook.com</dc:creator>
    <meta:creation-date>2020-10-30T05:02:00Z</meta:creation-date>
    <dc:date>2020-10-30T05:12:00Z</dc:date>
    <meta:template xlink:href="Normal" xlink:type="simple"/>
    <meta:editing-cycles>1</meta:editing-cycles>
    <meta:editing-duration>PT600S</meta:editing-duration>
    <meta:document-statistic meta:page-count="1" meta:paragraph-count="1" meta:word-count="106" meta:character-count="691" meta:row-count="4" meta:non-whitespace-character-count="586"/>
  </office:meta>
</office:document-meta>
</file>